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</table:table>
      <table:table table:name="2017 p2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21:57:07.351795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7-19T21:57:33.788117019</dc:date>
    <meta:editing-duration>PT15H34M24S</meta:editing-duration>
    <meta:editing-cycles>314</meta:editing-cycles>
    <meta:generator>LibreOffice/5.1.6.2$Linux_X86_64 LibreOffice_project/10m0$Build-2</meta:generator>
    <meta:document-statistic meta:table-count="6" meta:cell-count="968" meta:object-count="0"/>
  </office:meta>
</office:document-meta>
</file>